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10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Add settings menu "Directions" button and "Credits" button. These will bring up the documents provided in the scripts folder:</text:p>
            <text:p>(DirectionsManual_H.pdf) and</text:p>
            <text:p>(Credits_H.pdf).</text:p>
          </table:table-cell>
          <table:table-cell table:style-name="Default" table:number-columns-repeated="2"/>
          <table:table-cell table:style-name="ce6" office:value-type="string">
            <text:p>Voice missing antelopes: "Blue Wildebeest","Gnu", <text:s/>"Blesbok", "Hunter's Antelope", "Hirola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1" office:value-type="string">
            <text:p>Some screen effect or notification to let player know they can click on the info page map to see other facts and scal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Have a mobile, web, pc, mac build for testers.</text:p>
          </table:table-cell>
          <table:table-cell table:style-name="Default" table:number-columns-repeated="2"/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1" office:value-type="string">
            <text:p>Replace all scale images with flattened versions for beta: feet measurement / ebrima fon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7" office:value-type="string">
            <text:p>Have hyena make laugh sound at splash screen.</text:p>
          </table:table-cell>
          <table:table-cell table:style-name="Default" table:number-columns-repeated="3"/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1" office:value-type="string">
            <text:p>Replace all fact images with ebrima font and update some facts to be more interesting.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4" table:style-name="ce8" office:value-type="string">
            <text:p>Hold off on any tasks below this row.</text:p>
          </table:table-cell>
          <table:table-cell table:style-name="ce6" office:value-type="string">
            <text:p>Include an area for users to type in their email.</text:p>
          </table:table-cell>
          <table:table-cell table:style-name="ce11" office:value-type="string">
            <text:p>Fix fact font blurryness and positioning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Tutorial: Auto plays for the first time game starts(After clicking past the splashscreen). Setup tutorial according to tutorial script.</text:p>
          </table:table-cell>
          <table:table-cell table:style-name="ce7" office:value-type="string">
            <text:p>Cards should not be able to be clicked after losing.</text:p>
          </table:table-cell>
          <table:table-cell table:style-name="ce7" office:value-type="string">
            <text:p>HOLD OFF Until feedback. Make new backgrounds per region using current assets.</text:p>
          </table:table-cell>
          <table:table-cell table:style-name="ce7" office:value-type="string">
            <text:p>Voice a tutorial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ce11" office:value-type="string">
            <text:p>Removed Lioness roar for beta – needs different record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7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7" office:value-type="string">
            <text:p>The "GO" doesnt show up on the second try after losing.</text:p>
          </table:table-cell>
          <table:table-cell table:style-name="ce7" office:value-type="string">
            <text:p>HOLD OFF Until feedback. <text:s/>Make specific assets for backgrounds to have each area stand out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ce11" office:value-type="string">
            <text:p>Turn Jeff's script into an instruction manual (with digitally painted over screenshots)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Squish all info scale related textures by half(All of the scale textures are 512x256, but are currently being shown in game at 512x512).</text:p>
          </table:table-cell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7" office:value-type="string">
            <text:p>Have Masaai splash animate lips talking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9" office:value-type="string">
            <text:p>Have Masaai jump.</text:p>
          </table:table-cell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Add splash hyena laugh timed with sprite animation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9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Have a setting to watch tutorial again.</text:p>
          </table:table-cell>
          <table:table-cell table:style-name="Default"/>
          <table:table-cell table:style-name="ce9" office:value-type="string">
            <text:p>Lioness warning somehow, may be show them take over cards in the beginning and roar to scare antelope away.</text:p>
          </table:table-cell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9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Have a setting to turn on color blind mode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/>
          <table:table-cell table:style-name="ce9" office:value-type="string">
            <text:p>Sometimes the info page stops speaking the names of antelope.</text:p>
          </table:table-cell>
          <table:table-cell table:style-name="ce9" office:value-type="string">
            <text:p>Add setting for enabling an in game timer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/>
          <table:table-cell table:style-name="ce9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9" office:value-type="string">
            <text:p>Set lioness as an option in settings menu and default to off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9" office:value-type="string">
            <text:p>Set lioness to turn back over instead of staying up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9" office:value-type="string">
            <text:p>Text "Click a region to begin" for pc build and <text:s/>"Tap a region to begin" for mobile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7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2/19/2018</text:date>, <text:time>11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6H17M46S</meta:editing-duration>
    <meta:editing-cycles>107</meta:editing-cycles>
    <meta:generator>OpenOffice/4.1.5$Win32 OpenOffice.org_project/415m1$Build-9789</meta:generator>
    <dc:date>2018-12-19T11:38:12.02</dc:date>
    <dc:creator>Matt Hunter</dc:creator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